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3b5" officeooo:paragraph-rsid="001883b5"/>
    </style:style>
    <style:style style:name="T1" style:family="text">
      <style:text-properties officeooo:rsid="001a3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, SQL Server:</text:p>
      <text:p text:style-name="P1"/>
      <text:p text:style-name="P1">Relational Database Management System (RDBMS)</text:p>
      <text:p text:style-name="P1"/>
      <text:p text:style-name="P1">_<text:span text:style-name="T1">Syntax</text:span></text:p>
      <text:p text:style-name="P1">1) MySQL:</text:p>
      <text:p text:style-name="P1">_Thường đi cùng với PHP. LAMP stack (Linux, Apache, MySQL, PHP).</text:p>
      <text:p text:style-name="P1">_Ít <text:span text:style-name="T1">tool hơn SQL Server</text:span></text:p>
      <text:p text:style-name="P1"/>
      <text:p text:style-name="P1">2) SQL Server:</text:p>
      <text:p text:style-name="P1">_Thường đi cùng với .NET.</text:p>
      <text:p text:style-name="P1">_<text:span text:style-name="T1">Nhiều tool hơn. Có tính năng SQL Server Reporting services, công cụ ETL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4:48:59.165339067</meta:creation-date>
    <meta:generator>LibreOffice/6.0.7.3$Linux_X86_64 LibreOffice_project/00m0$Build-3</meta:generator>
    <dc:date>2020-06-15T14:56:43.565034003</dc:date>
    <meta:editing-duration>PT7M47S</meta:editing-duration>
    <meta:editing-cycles>2</meta:editing-cycles>
    <meta:document-statistic meta:table-count="0" meta:image-count="0" meta:object-count="0" meta:page-count="1" meta:paragraph-count="9" meta:word-count="48" meta:character-count="278" meta:non-whitespace-character-count="239"/>
  </office:meta>
</office:document-meta>
</file>